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courier, 'lucida console'"/>
    <style:font-face style:name="sans-serif" svg:font-family="sans-serif, 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inir un elemento llamado puertaCerrada de tipo lógico, que por defecto tenga el valor "falso", y otro elemento llamado ventanaAbierta también de tipo lógico, que tenga asignado el valor fijo "verdadero".</text:p>
      <text:p text:style-name="Standard"/>
      <text:p text:style-name="Standard"/>
      <text:p text:style-name="P1">&lt;xs:element name="puertaCerrada" type="xs:boolean" default="false"/&gt;</text:p>
      <text:p text:style-name="P1">&lt;xs:element name="ventanaAbierta" type="xs:boolean" fixed="true"/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courier, 'lucida console'"/>
    <style:font-face style:name="sans-serif" svg:font-family="sans-serif, 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6:49:51.405000000</meta:creation-date>
    <meta:generator>LibreOffice/7.0.5.2$Windows_X86_64 LibreOffice_project/64390860c6cd0aca4beafafcfd84613dd9dfb63a</meta:generator>
    <dc:date>2023-02-01T16:50:33.050000000</dc:date>
    <meta:editing-duration>PT41S</meta:editing-duration>
    <meta:editing-cycles>2</meta:editing-cycles>
    <meta:document-statistic meta:table-count="0" meta:image-count="0" meta:object-count="0" meta:page-count="1" meta:paragraph-count="3" meta:word-count="39" meta:character-count="340" meta:non-whitespace-character-count="304"/>
  </office:meta>
</office:document-meta>
</file>